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20: </text:span><text:span text:style-name="T2"><text:line-break/></text:span><text:span text:style-name="T2">Final project specification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13T18:32:54.748853012</dc:date>
    <meta:editing-duration>P7DT21H11M19S</meta:editing-duration>
    <meta:editing-cycles>50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